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8.234cm"/>
    </style:style>
    <style:style style:name="co3" style:family="table-column">
      <style:table-column-properties fo:break-before="auto" style:column-width="7.68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ithub_licenses_repo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pository 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Licence 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As at 3 August 2025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actgov</text:p>
          </table:table-cell>
          <table:table-cell office:value-type="string" calcext:value-type="string">
            <text:p>portion-plan-quality-control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Licence name</text:p>
          </table:table-cell>
          <table:table-cell office:value-type="string" calcext:value-type="string">
            <text:p>Number 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as-5</text:p>
          </table:table-cell>
          <table:table-cell table:number-columns-repeated="2" office:value-type="string" calcext:value-type="string">
            <text:p>Apache License 2.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as-5-service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BSD 2-Clause "Simplified" Licen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event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BSD 3-Clause "New" or "Revised" Licen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install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Creative Commons Attribution 4.0 Internation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h-workshop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Creative Commons Zero v1.0 Univers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xias-landing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Eclipse Public License 1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rails-http-builder-help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NU Affero General Public License v3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idc-auth-example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NU General Public License v2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NU General Public License v3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raphite-statsd-boshreleas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NU Lesser General Public License v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integration-tests-templat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NU Lesser General Public License v3.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java-buildpack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ISC Lic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lgtm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Lic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pe-rds-brok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MIT License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fluentd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Mozilla Public License 2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ghrsst-cogg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Not specified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bom-radar</text:p>
          </table:table-cell>
          <table:table-cell office:value-type="string" calcext:value-type="string">
            <text:p>lpat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Other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bom-radar</text:p>
          </table:table-cell>
          <table:table-cell office:value-type="string" calcext:value-type="string">
            <text:p>odim_h5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The Unlic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m-radar</text:p>
          </table:table-cell>
          <table:table-cell office:value-type="string" calcext:value-type="string">
            <text:p>rapi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nonlink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nonlink-clien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nonlink-encoding-servic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ccount list 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nonlink-entity-servic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ctgov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blocklib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gnsw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clkhash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tlasOfLivingAustralia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GS1Combinator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usdto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landshark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ustralianantarcticdatacentre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mirza-archived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AustralianAntarcticDivision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Openboard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berowrarfb</text:p>
          </table:table-cell>
          <table:table-cell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stellar-random-walk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bom-radar</text:p>
          </table:table-cell>
          <table:table-cell/>
        </table:table-row>
        <table:table-row table:style-name="ro1">
          <table:table-cell office:value-type="string" calcext:value-type="string">
            <text:p>datagovau</text:p>
          </table:table-cell>
          <table:table-cell office:value-type="string" calcext:value-type="string">
            <text:p>ckanext-zippreview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city-of-melbourne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pptest-auth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commerce-wa-ols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uthom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consumerdataright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zcopy-with-acl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ata61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fr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atagovau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sy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bca-wa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uild-docker-geoserv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pc-sdp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pipwe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dssgovaus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envris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ata-storag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ccgisteam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bca-playbook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eoscienceAustralia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bca-util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ovau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bca-wa.github.io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ovcms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ependabot-report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gs-dawr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eveloper-guidanc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ealthgovau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base-templat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iscom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geoserv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IPAustralia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postfix-mailrelay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Landgate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qgi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nla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scripts-dev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NSW-eTendering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vuepres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NSWPlanning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paw-utils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pmcau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dwfunhous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PublicRecordOfficeVictoria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leetcare-data-harvest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qld-gov-au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riends-group-find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srnsw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eocoder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SunshineCoastCouncil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is_kaartdijin_boodja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victoriangovernment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lpiconnect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wagov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kart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wamuseum</text:p>
          </table:table-cell>
          <table:table-cell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kart-master2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smapbo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ibm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ingest-azblob-to-p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it-asse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kusto-helper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azyap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eraki-threat-harves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inotau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udmap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nginx-certbo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nginx-log-archiv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365_mucilag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bservation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bsv2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enguin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yspark-doc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resource_track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resourcespace-doc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ria-opendayplacehold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2i-djang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2i-jooml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2i-kanboard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2i-moodl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sslit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tatdev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erriaj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erriaMap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herb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ebssh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ebtemplat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g-webcf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in10logonscrip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har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myvic-componen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-framework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_station_locato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sumocl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erraform-aws-aurora-serverles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emo-migs-endpoin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rcgis_conda_integratio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rcpyGeodesicDensifi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stro-cod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sPIX_DGG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ws-cost-splitt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ws-openquak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urn-mapp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oastline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onfi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onflu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devbo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ecr-syn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intertida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knowledge-hub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notebook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podsweep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public-dat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sandbo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tsmask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vectoris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_ABS_collaboration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ggs-pilo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ocker-prox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ynAdjus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lvis-position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lvis-upload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o-tide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o-too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QIA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elvi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setup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uzzy_wof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SaMM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_sar_workflow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-sampl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chemical-levell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chemistr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P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icDensifi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-q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MLConvert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mad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phys_kml_serv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phys_uti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nssanalysi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ovHack-2017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gsn_read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ta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andshark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egislatedPointChec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st-gd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arine-spark-scrip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etric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inpot-toolki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PM-Wof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rt-predic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wr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s_vlm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Rat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XB-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qmluti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df_updat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OC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r-hyp3-gamma-asf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r-pipelin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r-pyrosa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r-rtc-oper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ttl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eismic-database-conversion-scrip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patialApp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un-glint-correctio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api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ouca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uncover-m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aw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ag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ist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it_tool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of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lertmanag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ws-es-prox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ws-servicebro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-cl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-deploymen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-linux-stemcell-build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api-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ert-manag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ertificate-transparency-g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containers-bro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deploymen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esourc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_cloudwatch_export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hart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i-plugin-rep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oud_controller_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oncourse-doc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redhub-cl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cker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irehose_export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eecer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ua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helm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nfluxdb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afka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ogsearch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ogsearch-for-cloudfoundr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ginx-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rometheus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route-registra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routing-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3-brok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entry-auth-oid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nort-boshrelea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pring-musi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rato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yam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hiscom.github.i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jekyll-tes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LittleProxy-mitm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openshift-ansibl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UCD-Docker-Image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ArcRES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ambercli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utterflyne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chronicraw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doss-nfsd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heritrixct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httrack2warc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jwebrender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oclc-dbuti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outbackcd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outbackproxy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andas4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andora-lab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scanned-pdf-detecto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tnh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warcque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webrecorder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WPlanning</text:p>
          </table:table-cell>
          <table:table-cell office:value-type="string" calcext:value-type="string">
            <text:p>data-verification-too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aws-common-kms-encryption-uti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-qld-infrastructur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opswx-ckan-cookbook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uickstart-atlassian-bitbucke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machine-learning-pilot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vmbx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wincommand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ngovernment</text:p>
          </table:table-cell>
          <table:table-cell office:value-type="string" calcext:value-type="string">
            <text:p>api-design-standard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.github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azure-uti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docker-findomai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docsify-templat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jsm-batch-action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nbdev-squ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oscal-danger-mouse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overwatch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siem-query-util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soc-itsm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soc-onboarding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-globalqueries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-recon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-threatintel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shared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shared-1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shared-2</text:p>
          </table:table-cell>
          <table:table-cell office:value-type="string" calcext:value-type="string">
            <text:p>Apache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nose-html-reporting</text:p>
          </table:table-cell>
          <table:table-cell office:value-type="string" calcext:value-type="string">
            <text:p>BSD 2-Clause "Simplifi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open_nsfw-warc</text:p>
          </table:table-cell>
          <table:table-cell office:value-type="string" calcext:value-type="string">
            <text:p>BSD 2-Clause "Simplifi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emergency-services</text:p>
          </table:table-cell>
          <table:table-cell office:value-type="string" calcext:value-type="string">
            <text:p>BSD 2-Clause "Simplifi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ervices-directory</text:p>
          </table:table-cell>
          <table:table-cell office:value-type="string" calcext:value-type="string">
            <text:p>BSD 2-Clause "Simplifi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ov</text:p>
          </table:table-cell>
          <table:table-cell office:value-type="string" calcext:value-type="string">
            <text:p>HTML_CodeSniffer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sw</text:p>
          </table:table-cell>
          <table:table-cell office:value-type="string" calcext:value-type="string">
            <text:p>django-oembed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orgcollector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5-utils-six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jango-pagination-py3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jango-siteblock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gdc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uga_benchmark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lask-oauthlib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-web-toolkit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-web-toolkit-example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-sitelog-domain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ML-Github-Page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gssitelog-java-binding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mpact-forecast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Sentinel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ickel-Mineral-Potential-Modelling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rov-web-log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tha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instrument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unstructInterp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ombu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DatumSpreadsheet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readium-j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readium-js-viewer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rm-builder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page-model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pattern-library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profanityfilter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.swe.chart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ov-mam-angularj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ov_qa_tests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martjobs.qld.gov.au</text:p>
          </table:table-cell>
          <table:table-cell office:value-type="string" calcext:value-type="string">
            <text:p>BSD 3-Clause "New" or "Revised"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_cleaning_workflow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content-guide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stac-aerial-extension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S4590-codelist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gi-vocab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gi-vocabs-archived-07092021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sw-staticreg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aa-api-client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arthresourceml.org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cat-ldapi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KG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supermodel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vocab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datamodel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vocab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vocabs-archived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ciml.org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gic-vocab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csm-vocab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SO19115-profile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dwebsite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ink-ont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csko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dm-ont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lacenames-Ontology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roms-theme-ga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romsclient.js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mples-api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ites-register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urveys-api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ontent-guide</text:p>
          </table:table-cell>
          <table:table-cell office:value-type="string" calcext:value-type="string">
            <text:p>Creative Commons Attribution 4.0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g-style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AtlasRIS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box-geometry-models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ipwe</text:p>
          </table:table-cell>
          <table:table-cell office:value-type="string" calcext:value-type="string">
            <text:p>list-spatial-web-service-examples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alysis-ready-gravity-data-workflow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igital-summit-2020</text:p>
          </table:table-cell>
          <table:table-cell office:value-type="string" calcext:value-type="string">
            <text:p>Creative Commons Zero v1.0 Univer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marcgrep</text:p>
          </table:table-cell>
          <table:table-cell office:value-type="string" calcext:value-type="string">
            <text:p>Eclipse Public License 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dock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govau</text:p>
          </table:table-cell>
          <table:table-cell office:value-type="string" calcext:value-type="string">
            <text:p>ckanext-s3filestor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featuredviews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geopush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hierarchy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officedocs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showcas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setform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store-refresh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vic-harvest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vic-iar-them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vic-reporting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hierarchy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workflow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_datavic_odp_schema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_datavic_odp_them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ire-data-processing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hazimp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itt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wombat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clamav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csrf-filt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data-qld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data-qld-them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datarequests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googleanalytics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harvester-data-qld-geoscienc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odi-certificates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oidc-pkc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publications-qld-them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qgov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recaptcha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resource-type-validation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resource-visibility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s3filestore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ssm-config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validation-schema-generato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xloader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api.records.nsw.gov.au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ADRecon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thehive-terraform</text:p>
          </table:table-cell>
          <table:table-cell office:value-type="string" calcext:value-type="string">
            <text:p>GNU Affero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track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beta-authoring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cetacean_sightings_application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QGIS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rupal_dbca_auth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stay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reate_menus_permission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rupal-consol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section_purg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api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cor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event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landing_pag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logs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media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monsido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news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pag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search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sit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site_restriction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test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webform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workflow_reviewer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ecat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asemap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Metadata-Tool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wphas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ds-tools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iscours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-website-rebuild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_website_slack_integration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atagovblog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7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-project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ui-kit-theme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govhack2015</text:p>
          </table:table-cell>
          <table:table-cell office:value-type="string" calcext:value-type="string">
            <text:p>GNU General Public License v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ov</text:p>
          </table:table-cell>
          <table:table-cell office:value-type="string" calcext:value-type="string">
            <text:p>docvert-agov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elma-python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xias-python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models-for-data-cleaning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awnydragon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qgis-stac-plugin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CMIX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owrarfb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dataFusion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ppmonitor_client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wf_component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wf_cor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wf_form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doi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latbacks-websit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idai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dger_api_client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arine_research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luto-monitoring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qgis-turtle-tracker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urtle-script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-roadmap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homebrew-bay-cli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ovaus</text:p>
          </table:table-cell>
          <table:table-cell office:value-type="string" calcext:value-type="string">
            <text:p>dss_betamessage_d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ovaus</text:p>
          </table:table-cell>
          <table:table-cell office:value-type="string" calcext:value-type="string">
            <text:p>dss_betamessage_d7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ovaus</text:p>
          </table:table-cell>
          <table:table-cell office:value-type="string" calcext:value-type="string">
            <text:p>dss_customviews_d7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ovaus</text:p>
          </table:table-cell>
          <table:table-cell office:value-type="string" calcext:value-type="string">
            <text:p>dss_readspeaker_d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ovaus</text:p>
          </table:table-cell>
          <table:table-cell office:value-type="string" calcext:value-type="string">
            <text:p>dss_readspeakerblock_d7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initiative_canva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tomcat-jdbc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loudsploit-lambda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hipersei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tpy2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F3D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cxml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LDAPI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jmcmcmt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tormwavecluster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ind_multiplier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uttlebell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health-design-system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iipsrv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ywb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bootstrap5-dxp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authority-register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Preservation-Pathway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Workflow-Creator-POC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xena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Essential8-GPOs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GNU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kiteworks-integration</text:p>
          </table:table-cell>
          <table:table-cell office:value-type="string" calcext:value-type="string">
            <text:p>GNU Lesser General Public License v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leaflet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cience-portal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cience-portal-laurie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ortal-core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di-portal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aws-smtp-relay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pade</text:p>
          </table:table-cell>
          <table:table-cell office:value-type="string" calcext:value-type="string">
            <text:p>GNU Lesser General Public License v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stac-browser</text:p>
          </table:table-cell>
          <table:table-cell office:value-type="string" calcext:value-type="string">
            <text:p>ISC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sw</text:p>
          </table:table-cell>
          <table:table-cell office:value-type="string" calcext:value-type="string">
            <text:p>flexida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datastori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mantine-dem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tokens-porta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ordpress-2019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div_hotspo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ooboo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ootstrap-sas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llectory-hub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coasse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h-pyth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jasper-liberation-fonts-2.00.1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jing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koe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cience-impac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oE2021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aws-infrastructure-provis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backcha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brunch-spring-rol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itizenship-appointment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itizenship-appointment-backend-stub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itizenship-appointment-clien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itizenship-appointment-ser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evelopment-at-dt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igital-identity-onboarding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ashboard-dat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esign-guid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admin-fronten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api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apiclien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buyer-fronten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content-loa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fronten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search-api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supplier-fronten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util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s3-bro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sample-ap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skeleton-bro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filebeat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bet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beta-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design-guid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ui-k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au-transitions-bet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tes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rablib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ulp-htm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mkdocs-gov-au-them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nodejs-buildpac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nudg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observatory-ap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ruby-buildpac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spring-security-stateles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goaw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metadata_xml_conver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save_emails_to_fil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scar-gazette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stac-sear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quidleplu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e-wa-ols</text:p>
          </table:table-cell>
          <table:table-cell office:value-type="string" calcext:value-type="string">
            <text:p>nicknam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authorisation-ser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mock-data-hol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mock-data-holder-energ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mock-data-recipien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mock-regis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mock-solution-test-automat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ec-election-histori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docker-spark-jobser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ihang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raap-example-middlewar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raap-sample-ap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udio-transcrib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diversityaudit2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sys-turtl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q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ata-pipelin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bcaDHW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bc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cr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ireHistor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lir2q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ro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kustomize-recip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aflet.circlesect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aflet.Hatchling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ulti-arch-docker-github-workflow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ningaloo-turtle-et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enguins-video-process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rivRm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arab-scrip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atMat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ript-me-a-ri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tatic-doc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urtle-talk-im-2017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ubuntu-util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mtram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st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rupal-twitter-fee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est-api-behat-extens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ipwe</text:p>
          </table:table-cell>
          <table:table-cell office:value-type="string" calcext:value-type="string">
            <text:p>LIST_Tools_ArcMap_Add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ipwe</text:p>
          </table:table-cell>
          <table:table-cell office:value-type="string" calcext:value-type="string">
            <text:p>LIST_Tools_Pro_Add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ipwe</text:p>
          </table:table-cell>
          <table:table-cell office:value-type="string" calcext:value-type="string">
            <text:p>LIST_Tools_Pro_At_3_Add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common-redirec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jango-fa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ocker-nginx-loadbalanc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nationalparks-adm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em-interpretation-convers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last-radiu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igital-atlas-static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dal-extra-driver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raticularBlockCuttingToo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HiQGA.j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son-poin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ap-factor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gx-bootstra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ygeoapi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outhPAN-GNSS-Receiver-Documentat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erraform-ec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ait-for-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hitebox-tool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cme-proxy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usgov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ustralia-gov-au-directory-generat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_multi_runn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shreleas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ertwat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cli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comm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concour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fl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go-helloworl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healthchec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eport-buildpack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eport-disk-usag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eport-memory-usag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eport-user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run-and-wa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ups-uti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vaul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svcenv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awsbroker-tf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cf-bosh-cli-doc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cni-exampl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eploy-sentr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oc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firehose-to-kinesi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image-rotat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kinesis-to-elasticsear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log-prox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log-retrie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log-view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logs-to-kinesi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proxy-tes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syslog-to-s3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teamcloudfront-tf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_notification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oud-assessment-ser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oud-chao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oud.gov.au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atagovau-blog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atavizk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ploy-awsbro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ploy-kop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ploy-strato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sign-system-componen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sign-system-reac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sign-system-si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sign-system-star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main-name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mainname-gov-au-fronten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tenv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emailtempla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irehose-to-syslog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rontend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ithub-pullrequest-resourc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ithub-watch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cfclien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kinesi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pat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shellquo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vuk_frontend_toolk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pt3-as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rafana-cf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raylog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uides-slack-invite-automat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ulp-base64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ulp-css-url-adjus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handboo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nbox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nfluxdb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nstant-https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afka-firehose-nozzl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e-dns-cer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e-respon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ogsearch-healthchec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edia-release-sourc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ginx-tlsconfig-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ications-adm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ications-util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client-dotne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client-g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client-jav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client-nod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client-pyth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auth2_proxy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bservatory-covid-repor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bservatory-websi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ecd-business-case-playboo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ptimize-360-tes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ancak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latforms-alph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resentation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ython-openstackclient-doc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que-g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redirect-staging-app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redis-comman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aram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ass-a11ycol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dge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ervice-manua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sh-client-dock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aticfile_buildpack_redi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emcell-diff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yle-manua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yslog-to-loggregator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tablewri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ursa-maj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varnish-cache-boshreleas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vcapenv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verifiable-log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warcrai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wofg-web-dashboar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wofg-web-es-injec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wofg-web-filter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www-gov-au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zendesk-unsuspen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dawr</text:p>
          </table:table-cell>
          <table:table-cell office:value-type="string" calcext:value-type="string">
            <text:p>django-role-permission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design-system-component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design-system-sit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design-system-start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design-system-starter-1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mandelbrot-healthgovau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sample-react-ap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xl-docker-demo-xld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xld-github-dynamic-dictionaries-plugi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govhack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slip-code-sampl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slip-developer-documentation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ento_search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ootstrap-validato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jvmctl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keycloak-gem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solrbackup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W-eTendering</text:p>
          </table:table-cell>
          <table:table-cell office:value-type="string" calcext:value-type="string">
            <text:p>NSW-eTendering-API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cau</text:p>
          </table:table-cell>
          <table:table-cell office:value-type="string" calcext:value-type="string">
            <text:p>AustralianHoliday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archiv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cloudstorag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qa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odpantry-kyfb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ha-cdn-version-tree-by-tag-builder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ha-publish-to-gi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OnsiteSewageFacilitiesInspectionApiClient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PlumbingBackflowDeviceInspectionsClientSample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Sentinel-Queri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bie-hub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bootstrap2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mantine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tern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orkforce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p-theme-2011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s-security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sbp-hub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tlas-index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uthoritative-lists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vh-hub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vsb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ootadmin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3-2019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codata-client-plugin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cological-science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-test-plugin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unctional-test-harness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eneric-bootstrap2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Naturalist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ogstash-output-googleanalytics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pentree-install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fishpics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df-service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igeonhole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ecies-lists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ecieslist-webapp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ring-session-helper-plugin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axon-overflow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userdetails-service-client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terraform</text:p>
          </table:table-cell>
          <table:table-cell office:value-type="string" calcext:value-type="string">
            <text:p>Mozilla Public License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ov</text:p>
          </table:table-cell>
          <table:table-cell office:value-type="string" calcext:value-type="string">
            <text:p>treatment-valid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sw</text:p>
          </table:table-cell>
          <table:table-cell office:value-type="string" calcext:value-type="string">
            <text:p>Colorl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irflow-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alo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api-port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auth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bootstrap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as-2.0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as-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dk-lib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harts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ollecto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ommon-u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ors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datamo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dataqualit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downloa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github-webhook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header-and-ta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key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keys-u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lab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logg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mai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map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metrics-and-impa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names-gener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parent-po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repor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security-proj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soils2sa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eb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ordpress-2024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ordpres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ws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4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mrin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nalysis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nalytics-scrip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ngular-template-asset-pipelin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pa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ppd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tlasoflivingaustralia.github.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tlasoflivingaustralia.r-universe.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hl-demo-ap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hl-ftindex-manag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hl-ftindex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hl-solr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api-chang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profi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webapp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jm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spar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ollect-exp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ollect-pw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ollect-universal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ollect-universal-io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Lin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Link_tes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security-Alerts-Require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security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huo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leaning_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migr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gnito-csv-expor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llectory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3-2024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4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5-2019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mmonui-bs5-2024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rel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rella-pyth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-managem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-public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-quality-filter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-quality-filter-service-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-repository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ataQualit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elm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cument-preview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cumentation-en-franca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i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wc-archive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wc-dataframe-valid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coassets-web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co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xtended-data-mode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-hub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-mobile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-mobile-io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capture-mobile_DEPRECAT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-mobile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-mobile-io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-mobile_DEPRECAT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data-prox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ieldguid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lickrHarves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loraconnec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reshdesk-customis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front-end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h-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xi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eneric-bi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eneric-collecto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eneric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enomic-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rails-cache-ehcach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rails-cs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helm-char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home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E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mage-load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mage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mage-tiling-ag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mage-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mages-client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inaturalist-status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jwt-usage-ex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a-pipelin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ayer-inges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ayers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ayers-sto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oad-t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ogger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lucidu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mdba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mloz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moths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natureMap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bis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pen-del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penapi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atl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atlas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Atlas-iO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atlas-prox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cam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znome-dem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hylolin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o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rofile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rofile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rofile-service-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R-train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ras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Regist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andbox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ds-webapp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easonal-calenda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how-content-onl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iad-datase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ighting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datab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document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logg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port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atial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pecimenbrows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awnydragon-pyth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axonomic-Issues-Register_ne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epapa-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imeseri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ravis-build-configu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tview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ui-pattern-libra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volunteer-port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webap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weeds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zoatrack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zot_bib_we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analytics-fronten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biz_go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bosh-deploy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f-ha-aw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f-pgsql-sample-ap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foundry_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ga_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hoerops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collectd-bosh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3-charts-dt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b-view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esign-resourc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isco_craw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isco_lay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iscovery-guid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ss-explor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acronym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ashboard-excel-process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analyt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framework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digitalmarketplace-frontend-toolk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example-doc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-hackday-ide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_prot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o_white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editor-spike-rea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education-childca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education-childcare-alp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frontend-exerci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beta-content-analys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imag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-au-transitions-alp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jalp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keycloak-wrapp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myagedcare_service_finder_scrap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qa-fi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ralp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service-handboo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user-service-alp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WoAG-Analyt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www.gov.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antanym-dem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datemo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Gentl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angstrom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any-r-ques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australianantarcticdivision.r-universe.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bgmfi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BioMassTrack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cconven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EA-Atlantis-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EastAntarctica_Atlant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EPO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fishingoverl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fishnost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fish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future-kril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Gry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GrymEx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ice_core_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K_Axis_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measo-asse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measoshap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miz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orsifro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pal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planetfis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-MEASO18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aad-deri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aadfi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aad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aadvr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bg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egr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ema.pro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openblo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eafas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ocoast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ospati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tagsi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tempo-krill-comparis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tempo_data_uploa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WSMPA-P2-pelag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ziga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ZooScat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anything-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cafes-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coworking-spac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coworking-tour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Data3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design-syste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govco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marker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parking-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e-wa-ols</text:p>
          </table:table-cell>
          <table:table-cell office:value-type="string" calcext:value-type="string">
            <text:p>speedtra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e-wa-ols</text:p>
          </table:table-cell>
          <table:table-cell office:value-type="string" calcext:value-type="string">
            <text:p>website-style-guid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dataright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char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DyAN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Mirz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semigroup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scholar-hackathon-2018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stellar-ERBaselin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stellar-evaluation-plugins-sandb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u-boot-tk1-so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govau</text:p>
          </table:table-cell>
          <table:table-cell office:value-type="string" calcext:value-type="string">
            <text:p>toolk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ddress-boo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gol_index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go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nsible-playbook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pi_gatewa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ppmoni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usplot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uthorisa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uthorisations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sys-we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orgslave-formu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orgslave-syn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annab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ddp-inges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ertbot-dns-azu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heapsk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cesiumprevie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datawagovau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dbc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ext-spati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ata-harves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media-ser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ocker-apps-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rupal-ago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encryption_g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etlTurtleNes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ind-a-conservation-grou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is_kaartdijin_boodja_win_scrip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isear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kart-l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kart-sss-djang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v-app-data-decod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ov-vue3-compon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healthchec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iwsc5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kubernetes-scripts-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kustomize-tutori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ases-licens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dger_prod_daily_d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dgerpa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icensing-templ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ercurial-serv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etadata-convert-to-iso10115-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oodle-employeeid-syn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nginx-proxy-formu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dk_showc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-pass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aler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pass_b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stay-mai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m2p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ostgres-fd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roxmox-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QGIS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queue-manag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queue-wai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ience-projects-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ience-projects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croog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d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patial-layer-moni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potligh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q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ss-map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ystem-maintenan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ystem-maintenance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system-maintenance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ask-managem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hermal-image-process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gov_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-cl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_monitor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_ph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_platform_dependenci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aywat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behat-relativit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_conn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anext-datavicma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ckeditor_templat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ev-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rupal-console-co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rupal-console-extend-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dv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gathercont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gathercontent-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github-ac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go-section-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migrate_cr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mt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password_strengt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patternlab-po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phpe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-lib-star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-test-lay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ripple-vue-examp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sdp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sdp-plat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search_api_elasticsearch_attach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erraform-provider-lago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est_sket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-starter-kit-proj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aler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authenticated_cont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automated_lis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data_driven_compon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demo_cont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event_atd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gra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mig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profi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public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ide_station_loc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token_condi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WoVG-GMP-360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ipwe</text:p>
          </table:table-cell>
          <table:table-cell office:value-type="string" calcext:value-type="string">
            <text:p>Scrip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corporate-proxy-b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igital-trade-handboo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ocker-ci-build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ocker-gitlab-gov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ocker-nginx-webserv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docker-sphin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EEM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jenkins-with-docker-in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National-Map-View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nationalparks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nationalparks-pub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SoE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White-Label-Help-Wik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gisteam</text:p>
          </table:table-cell>
          <table:table-cell office:value-type="string" calcext:value-type="string">
            <text:p>leaflet-ex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gdc_mangrovemonitor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mazoni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telope_contri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uga-view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pache-configu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rcgis_pro_addi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tobots-terra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ws-dms-examp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zuri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atchHto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lah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lh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onn4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ophub-coverag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ore-geonetwor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oregistration-software-evalu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atacube-inges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airflow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ard-scene-sel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alVal-Phase1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alVal-Phase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cogg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datakub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dev-infr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dnsu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fm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jupyterhu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manual-produc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orchest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sandbox-templat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sar-flood-ve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valid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Water-Qualit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wetlan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m-handl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igitalearth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ocker_hydroid_dem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ockerfile-autobots-terra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arthsc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geodes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llip-cor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low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2015-docu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Airpor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CaRS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Faciliti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Helipa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Landing-Groun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Pipelin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Power-Sta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Power-Substa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PowerInfrastructu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Railway-Sta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Railway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Runway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Tunne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Waste-Manage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Waste-Water-Treat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daa-train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earthquake-hazar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m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neotecton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shake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worldwind-su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worldwind-webstar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_CaRSA_Prototyp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cmi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R15_Regional_Vulnerability_Func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zette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da2020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drive-syn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-Web-Services.github.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information-delivery-plat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regul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cience-portal-geonetwor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erv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nss-mqt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nss-pkg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ocad-projec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WB-GDE-DE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hibernate-cor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gsn-o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norganicgeochemist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nsar-atmospheric-correction-ap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SGM-SG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TEM_v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ava-Exposure-Mode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enkins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ira-backu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ira-tes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jogl2-refactor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andsat-to-co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atest_pixe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ba-2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L-preprocess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onitoring-stack-examp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ultilin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ultiscaleDe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dv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EXISDa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hi-proce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hi-pyli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hi-ts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ide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ix-pres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ixOS-Machin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SHA2018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SHA202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tripcli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ntripserv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ogc-schem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openlayer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a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hasePAp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NGS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ortal-analyt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di-portal-geonetwor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ri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c3stuf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eiscomp3-m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issvoc-resourc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mallest_app_in_histo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ss-ap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trat-ontology-graph-AP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WHAQ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ch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erra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erraform-ecs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essera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rigger-trav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SCloudMas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su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urban-ext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cg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cgi-archiv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g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ga-archiv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gg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VocPrez-theme-ics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ofs-confiden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xml-schem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York_EQ_2019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mi-resour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nalytics-terms-of-servi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nsible-playbook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australia-gov-au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ackstop-content-guide-t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ackstop-guides-t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boulder-bosh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conso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example-nodej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example-staticfi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grp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shiny-ex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f-uaac-do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cl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eploy-cf-smoke-t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eploy-cloudwatch-expor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eploy-gitla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eploy-k8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docker-db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frontend-confi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k8s-t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kibana-for-c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kops-t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sent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a-sentry-dem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i-conso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ircleci-aud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loud-assessm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ashboard-bui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ashboar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ploy-discour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ploy-prometheu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esignsystem-insigh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igitalmarketpla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igitalmarketplace-azure-functio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na-ralph-concep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cker-broker-deploym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cker-pulledpor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cs.desktop.gov.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omainname-gov-au-backen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S-Test-Jekyl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-gov-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-uikit-b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_site_uuid_harmonis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dta_website_image_plug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elasticsearch-with-basicaut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fly-cl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Alile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vCMS8-u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vshare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ridl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tm-base-contain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ct-procurement-taskfor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import_recruiterb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8s-example-nodej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kube-ssm-agen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earning-design-standar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level3-dashboar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edia-release-sta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essage-la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essage-lab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ulti_bosh_exporter_bosh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examples-g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examples-jav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notify-java-client-o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neAPS-web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OSSRH-64666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erformance-dashboar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public-holidays-valid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ap-live-link-365-client-pyth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emanticuserjourney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ervice-catalogue-repositor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ervice-manual-prototyp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mart-citi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yle-manual-interi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style-manual-referen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ultimate-guide-to-bos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BCC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cle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fm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gds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gedcarecomplaint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HW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nzacatt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rc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RENA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SAD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sbestosqld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sqa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udit-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aviation_complai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aroyalcomm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DP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gc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kan_conn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onsult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ostingsbe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crimtrac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efence_minister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efence_news_medi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fat-embassy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iplomaticacadem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ca_arts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ca_b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ca_comms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ca_min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ESo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of-transparency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rupalSecurit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dvf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ecanz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ee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election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estav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fpwp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FWB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c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cka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d8si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proj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-theme-c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.gov.au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7-scaffo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7-scaffold-pa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-scaffo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-scaffold-paa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-U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_uik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8_uikit_star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_backup_scrip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_whitesit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cmslago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dex-suppor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govstr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indopacifichealthsecurity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ipaustralia_psb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ipf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labourhireqld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lago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log_retriev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MTPC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myhealthrecord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naber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nccg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ncoa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oirqld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on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oni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ark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assport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EQA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olexchange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sinnovate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SIT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sr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srfinance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pzj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qirc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require-de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at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caffold-tool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c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dgdata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DI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do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ellingtogov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ite-backu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killsel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moke-t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staysmartonline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ui-kit-base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uikit-bootstr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dawr</text:p>
          </table:table-cell>
          <table:table-cell office:value-type="string" calcext:value-type="string">
            <text:p>node-open311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dawr</text:p>
          </table:table-cell>
          <table:table-cell office:value-type="string" calcext:value-type="string">
            <text:p>swagger-open311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health-design-system-starter-k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health.gov.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healthgovau-campaig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web-access-advisor-v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avh-bioc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avh-hel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avh-test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avh.chah.org.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hisp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com</text:p>
          </table:table-cell>
          <table:table-cell office:value-type="string" calcext:value-type="string">
            <text:p>hispid5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docker-nginx-redirec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grafana-openshif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ipaustralia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openshift-prometheus-grafan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psb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ttattorne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xl-deploy-docker-imag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xl-release-docker-imag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findmypollingplac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Geodet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GovHack-2014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Loc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p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ready-steady-gov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SLIP-Demo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gate</text:p>
          </table:table-cell>
          <table:table-cell office:value-type="string" calcext:value-type="string">
            <text:p>Unearthe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ai-scout-imageSearchComparis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aspace_reftrack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chropr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dl-mode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dnn-cl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doss-das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event-transfor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folio-pickslip-view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heimdal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jelly-sol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kafka-test-harne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et-Z3950-ZOO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mus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music-androi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pyw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waybac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_staff_spreadsheet_impor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av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rometheus-analys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puppetdemonst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qemu-image-extrac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robinf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solr-group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sprightly-publi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timelin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warcprox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webarchive-odi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WPlanning</text:p>
          </table:table-cell>
          <table:table-cell office:value-type="string" calcext:value-type="string">
            <text:p>edai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WPlanning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IIIF-manifes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neoVE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prov_website_contrib_patch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sams-fedora-messag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sams-inges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simplesamlphp_aut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TrackTransf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V2Chec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V2Gener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RecordOfficeVictoria</text:p>
          </table:table-cell>
          <table:table-cell office:value-type="string" calcext:value-type="string">
            <text:p>VERSComm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aws-atlassian-ops-Ias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idm-auth0-test-harne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idm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-dataset-view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dca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harves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tra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ytp-comm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ommon-web-resourc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ommon-web-resources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ue_templ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dm-global-sear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odpantry-kyfb-squiz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odpantry-labelbust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odpantry-labelbuster-squiz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rm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rmio-helper-modu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rmio-ql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formio-qld-cd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a-regex-cre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enesys-click-to-dial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lobal-sear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lobal-search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lue-module-form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glue-template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-boilerpl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-boilerplate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-housin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-housing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assets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projec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matrix-projects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notify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PLSplus-QG-spec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-web-templ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cti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cti-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bootstrap5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bootstrap5-cd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bootstrap5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core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design-roadmap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token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vanilla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vanilla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ds-web-component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gsoc-doc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ld-gov-au.github.io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qsa-archive-sear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elenium-helpe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ite-myqldgov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quiz-dxp-component-system-squiz-qol-collab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quiz-form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quiz_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web-boilerplat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web-template-releas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OpenGov-Migration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photo-inschmestigator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srnsw.github.com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State-Records-Search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sw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ArcGIS-Ex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ackFes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ackfest-2016-Sampl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ackFestUti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18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19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20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21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22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horizon-2023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national-api-design-standard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adaudit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AzurePublicIPAddressRange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cyber.digital.wa.gov.au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InfoClas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-honeytrap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AutomationPlayboo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WASOCWorkbook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cmis-tools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collections-them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lustre-audio-guide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whistle-punk</text:p>
          </table:table-cell>
          <table:table-cell office:value-type="string" calcext:value-type="string">
            <text:p>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gov</text:p>
          </table:table-cell>
          <table:table-cell office:value-type="string" calcext:value-type="string">
            <text:p>Mobile-Canber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sw</text:p>
          </table:table-cell>
          <table:table-cell office:value-type="string" calcext:value-type="string">
            <text:p>django-mpt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admin-plu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bi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citation-plu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elasticsearch-uti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name-match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name-matching-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namematching-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-sensitive-data-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atemplat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ler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apike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e-inde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hub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stor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ache-tes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biocollec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collecto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ownloads-plu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dwcahandl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lasticsearch-grails-plu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vent-core-too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alah-python-worksho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grails-interceptor-annotation-match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java-html-sanitiz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name-explorer-plu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name-preprocess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openmaptil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pipelines-airflow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submit-data-worksho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OfLivingAustralia</text:p>
          </table:table-cell>
          <table:table-cell office:value-type="string" calcext:value-type="string">
            <text:p>userdetai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apigui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aws-brok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igital-Service-Standar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dta-websi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to</text:p>
          </table:table-cell>
          <table:table-cell office:value-type="string" calcext:value-type="string">
            <text:p>govHackServiceCatalogu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Payload-SD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atacentre</text:p>
          </table:table-cell>
          <table:table-cell office:value-type="string" calcext:value-type="string">
            <text:p>raadsync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aceecosta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bluea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cloudymap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Echoview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fastr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remav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sea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AntarcticDivision</text:p>
          </table:table-cell>
          <table:table-cell office:value-type="string" calcext:value-type="string">
            <text:p>travelco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mapbox-gl-j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f-melbourne</text:p>
          </table:table-cell>
          <table:table-cell office:value-type="string" calcext:value-type="string">
            <text:p>SocrataGoogleShee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pvi-web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rduino-nats-streaming-cli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remi-web-uti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argonau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bom-solar-web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cuda-fixnu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echronos-lwi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foldl-statistic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gnaf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gossam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javaclas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javalli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MP-SPDZ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as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ase-ex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ase-imple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ifunctor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ifunctors-ex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bifunctors-imple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ex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imple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inclu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le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lens-ex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lens-imple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prelu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prelude-cor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prelude-le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prelude-semigroupoid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prelude-semigroup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semigroupoid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semigroupoids-ex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apa-semigroupoids-imple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python-pailli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sixfiguregrou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61</text:p>
          </table:table-cell>
          <table:table-cell office:value-type="string" calcext:value-type="string">
            <text:p>xtabs-mpc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govau</text:p>
          </table:table-cell>
          <table:table-cell office:value-type="string" calcext:value-type="string">
            <text:p>ckanext-datagovau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pia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sys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iosyst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orang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boranga_v1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-o-sweav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kan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commercialoperat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isturban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org-model-documen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django-org-model-log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eewaiv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firesour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gdal-gran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approx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ooringlicens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ooring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mpaview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im-cm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l3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oxyQ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stay_b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arkstay_bs_v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lastids-of-pilba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postgres-oracle-fdw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rOzCB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sc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turtleviewer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Rb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std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astdview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ebtemplate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ildlifecomplian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a-wa</text:p>
          </table:table-cell>
          <table:table-cell office:value-type="string" calcext:value-type="string">
            <text:p>wildlifelicens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c-sdp</text:p>
          </table:table-cell>
          <table:table-cell office:value-type="string" calcext:value-type="string">
            <text:p>php-jira-rest-cli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common-www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jbos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ris</text:p>
          </table:table-cell>
          <table:table-cell office:value-type="string" calcext:value-type="string">
            <text:p>research-handboo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EM-assi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uga_cor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nuga_user_manua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tmospheric_tomography_las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tmospheric_tomography_point_and_lin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sPIX-crosswalk-co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sPIX-DGGS-datase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sPIX-DGGS-enablement-API-co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AusPIX-DGGS-ontolog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blueca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netcdf-benchmar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a-waterbodi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DefinitelyTyp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lvis-placenam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qr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explorer-rock-properties-componen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FSDF-Road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a-ae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desyML-Java-Binding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physics-netcdf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eoscience-portal-aw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gina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interactive-map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ibvmod-awsre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ocalRegressionKrig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loci-notebook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mineral-stats-toolki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placenames-datase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shakema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tcr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cienceAustralia</text:p>
          </table:table-cell>
          <table:table-cell office:value-type="string" calcext:value-type="string">
            <text:p>Workflow-Manager-JavaScript-Applic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-awslogs-boshreleas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cg-dashboar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li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go-elasticsearch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html-proofer-dock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ms</text:p>
          </table:table-cell>
          <table:table-cell office:value-type="string" calcext:value-type="string">
            <text:p>rest2task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govau</text:p>
          </table:table-cell>
          <table:table-cell office:value-type="string" calcext:value-type="string">
            <text:p>desktop.gov.au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docker-seleniu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ustralia</text:p>
          </table:table-cell>
          <table:table-cell office:value-type="string" calcext:value-type="string">
            <text:p>zaleniu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as_reftrack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lacklight-solrcloud-reposito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blacklight_range_limi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catalogue-patro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grails-resourc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heritrix3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arcligh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blackligh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nla-blacklight_comm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simpleserv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yaz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yaz4j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cau</text:p>
          </table:table-cell>
          <table:table-cell office:value-type="string" calcext:value-type="string">
            <text:p>AustralianElectorat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cau</text:p>
          </table:table-cell>
          <table:table-cell office:value-type="string" calcext:value-type="string">
            <text:p>AustralianProtectiveMarking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re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schem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d-gov-au</text:p>
          </table:table-cell>
          <table:table-cell office:value-type="string" calcext:value-type="string">
            <text:p>ckanext-valid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ASP.NET-Simple-Prox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shineCoastCouncil</text:p>
          </table:table-cell>
          <table:table-cell office:value-type="string" calcext:value-type="string">
            <text:p>Full-Til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ov</text:p>
          </table:table-cell>
          <table:table-cell office:value-type="string" calcext:value-type="string">
            <text:p>IR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useum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au</text:p>
          </table:table-cell>
          <table:table-cell office:value-type="string" calcext:value-type="string">
            <text:p>tunneler</text:p>
          </table:table-cell>
          <table:table-cell office:value-type="string" calcext:value-type="string">
            <text:p>The Unlicens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github_licenses_report.A1:github_licenses_report.C19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29T21:12:20.099031500</dc:date>
    <meta:editing-duration>PT1M4S</meta:editing-duration>
    <meta:editing-cycles>2</meta:editing-cycles>
    <meta:generator>LibreOffice/25.8.1.1$Windows_X86_64 LibreOffice_project/54047653041915e595ad4e45cccea684809c77b5</meta:generator>
    <meta:document-statistic meta:table-count="1" meta:cell-count="5934" meta:object-count="0"/>
  </office:meta>
</office:document-meta>
</file>